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5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Arreglar Salto</text:p>
          </table:table-cell>
          <table:table-cell office:value-type="string">
            <text:p>Jose</text:p>
          </table:table-cell>
          <table:table-cell office:value-type="string">
            <text:p>1 h</text:p>
          </table:table-cell>
          <table:table-cell office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ke projectiles trigger on-hit animation</text:p>
          </table:table-cell>
          <table:table-cell office:value-type="string">
            <text:p>Adria, Ferra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2">
          <table:table-cell office:value-type="string">
            <text:p>Adding God Mode</text:p>
          </table:table-cell>
          <table:table-cell office:value-type="string">
            <text:p>Adrià</text:p>
          </table:table-cell>
          <table:table-cell office:value-type="string">
            <text:p>0:30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Making players collide</text:p>
          </table:table-cell>
          <table:table-cell office:value-type="string">
            <text:p>Adria, Ferran</text:p>
          </table:table-cell>
          <table:table-cell office:value-type="string">
            <text:p>1h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>
            <text:p>Corregir errores del commit Ferrán</text:p>
          </table:table-cell>
          <table:table-cell office:value-type="string">
            <text:p>Rafa</text:p>
          </table:table-cell>
          <table:table-cell office:value-type="string">
            <text:p>-</text:p>
          </table:table-cell>
          <table:table-cell office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Jose</text:p>
          </table:table-cell>
          <table:table-cell/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hours/>
      <number:text>:</number:text>
      <number:minutes number:style="long"/>
    </number:time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7/04/2019</text:date>, <text:time>19:04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19:04:02.22</dc:date>
    <dc:creator>Adrià Serrano López</dc:creator>
    <meta:generator>OpenOffice/4.1.5$Win32 OpenOffice.org_project/415m1$Build-9789</meta:generator>
    <meta:editing-duration>PT1M24S</meta:editing-duration>
    <meta:editing-cycles>3</meta:editing-cycles>
    <meta:document-statistic meta:table-count="1" meta:cell-count="50" meta:object-count="0"/>
  </office:meta>
</office:document-meta>
</file>